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askerville Old Face" svg:font-family="'Baskerville Old Fac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481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ef5f5" officeooo:paragraph-rsid="001ef5f5"/>
    </style:style>
    <style:style style:name="P2" style:family="paragraph" style:parent-style-name="Standard">
      <style:paragraph-properties fo:text-align="center" style:justify-single-word="false"/>
      <style:text-properties fo:font-size="12pt" officeooo:rsid="001ef5f5" officeooo:paragraph-rsid="001ef5f5" style:font-size-asian="12pt" style:font-size-complex="12pt"/>
    </style:style>
    <style:style style:name="P3" style:family="paragraph" style:parent-style-name="Standard">
      <style:text-properties fo:color="#ce181e" fo:font-size="14pt" fo:font-weight="bold" officeooo:rsid="001ef5f5" officeooo:paragraph-rsid="001ef5f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e181e" fo:font-size="14pt" fo:font-weight="bold" officeooo:rsid="001ef5f5" officeooo:paragraph-rsid="001ef5f5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ce181e" fo:font-size="14pt" fo:font-weight="bold" officeooo:rsid="002132e2" officeooo:paragraph-rsid="002132e2" style:font-size-asian="14pt" style:font-weight-asian="bold" style:font-size-complex="14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officeooo:rsid="001ef5f5" officeooo:paragraph-rsid="001ef5f5"/>
    </style:style>
    <style:style style:name="P7" style:family="paragraph" style:parent-style-name="Preformatted_20_Text">
      <style:text-properties fo:font-size="14pt" fo:font-weight="bold" officeooo:rsid="001ef5f5" officeooo:paragraph-rsid="001ef5f5" style:font-size-asian="14pt" style:font-weight-asian="bold" style:font-size-complex="14pt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Preformatted_20_Text">
      <style:text-properties fo:color="#000000" fo:font-size="12pt" style:font-size-asian="12pt" style:font-size-complex="12pt"/>
    </style:style>
    <style:style style:name="P10" style:family="paragraph" style:parent-style-name="Preformatted_20_Text">
      <style:paragraph-properties fo:text-align="start" style:justify-single-word="false"/>
      <style:text-properties fo:color="#000000" fo:font-size="12pt" fo:font-weight="normal" officeooo:rsid="001ef5f5" officeooo:paragraph-rsid="001ef5f5" style:font-size-asian="12pt" style:font-weight-asian="normal" style:font-size-complex="12pt" style:font-weight-complex="normal"/>
    </style:style>
    <style:style style:name="P11" style:family="paragraph" style:parent-style-name="Preformatted_20_Text">
      <style:paragraph-properties fo:margin-top="0cm" fo:margin-bottom="0.499cm" loext:contextual-spacing="false" fo:text-align="center" style:justify-single-word="false"/>
      <style:text-properties fo:font-size="12pt" style:font-size-asian="12pt" style:font-size-complex="12pt"/>
    </style:style>
    <style:style style:name="P12" style:family="paragraph" style:parent-style-name="Preformatted_20_Text">
      <style:paragraph-properties fo:margin-top="0cm" fo:margin-bottom="0.499cm" loext:contextual-spacing="false"/>
      <style:text-properties fo:color="#000000" fo:font-size="12pt" style:font-size-asian="12pt" style:font-size-complex="12pt"/>
    </style:style>
    <style:style style:name="P13" style:family="paragraph" style:parent-style-name="Preformatted_20_Text">
      <style:paragraph-properties fo:margin-top="0cm" fo:margin-bottom="0.499cm" loext:contextual-spacing="false"/>
      <style:text-properties fo:color="#000000" fo:font-size="12pt" officeooo:paragraph-rsid="001ef5f5" style:font-size-asian="12pt" style:font-size-complex="12pt"/>
    </style:style>
    <style:style style:name="P14" style:family="paragraph" style:parent-style-name="Preformatted_20_Text">
      <style:paragraph-properties fo:margin-top="0cm" fo:margin-bottom="0.499cm" loext:contextual-spacing="false"/>
      <style:text-properties fo:color="#000000" fo:font-size="12pt" fo:font-weight="bold" officeooo:paragraph-rsid="001fe10b" style:font-size-asian="12pt" style:font-weight-asian="bold" style:font-size-complex="12pt" style:font-weight-complex="bold"/>
    </style:style>
    <style:style style:name="P15" style:family="paragraph" style:parent-style-name="List_20_Paragraph">
      <style:paragraph-properties fo:margin-left="2.54cm" fo:margin-right="0cm" fo:text-indent="1.27cm" style:auto-text-indent="false"/>
      <style:text-properties fo:color="#ce181e" fo:font-size="14pt" fo:font-weight="bold" officeooo:rsid="001ef5f5" officeooo:paragraph-rsid="001ef5f5" style:font-size-asian="14pt" style:font-weight-asian="bold" style:font-size-complex="14pt" style:font-weight-complex="bold"/>
    </style:style>
    <style:style style:name="P16" style:family="paragraph" style:parent-style-name="List_20_Paragraph">
      <style:paragraph-properties fo:margin-left="2.54cm" fo:margin-right="0cm" fo:text-align="start" style:justify-single-word="false" fo:text-indent="1.27cm" style:auto-text-indent="false"/>
      <style:text-properties fo:color="#000000" fo:font-size="10.5pt" fo:font-weight="normal" officeooo:paragraph-rsid="001ef5f5" style:font-size-asian="10.5pt" style:font-weight-asian="normal" style:font-size-complex="10.5pt" style:font-weight-complex="normal"/>
    </style:style>
    <style:style style:name="P17" style:family="paragraph" style:parent-style-name="List_20_Paragraph">
      <style:paragraph-properties fo:margin-left="2.54cm" fo:margin-right="0cm" fo:text-align="start" style:justify-single-word="false" fo:text-indent="1.27cm" style:auto-text-indent="false"/>
      <style:text-properties fo:color="#000000" fo:font-size="10.5pt" fo:font-weight="normal" officeooo:rsid="001ef5f5" officeooo:paragraph-rsid="001ef5f5" style:font-size-asian="10.5pt" style:font-weight-asian="normal" style:font-size-complex="10.5pt" style:font-weight-complex="normal"/>
    </style:style>
    <style:style style:name="P18" style:family="paragraph" style:parent-style-name="List_20_Paragraph">
      <style:paragraph-properties fo:margin-left="2.54cm" fo:margin-right="0cm" fo:text-align="start" style:justify-single-word="false" fo:text-indent="1.27cm" style:auto-text-indent="false"/>
      <style:text-properties fo:color="#ed1c24" fo:font-size="10.5pt" fo:font-weight="normal" officeooo:paragraph-rsid="001ef5f5" style:font-size-asian="10.5pt" style:font-weight-asian="normal" style:font-size-complex="10.5pt" style:font-weight-complex="normal"/>
    </style:style>
    <style:style style:name="P19" style:family="paragraph" style:parent-style-name="List_20_Paragraph">
      <style:paragraph-properties fo:margin-left="2.54cm" fo:margin-right="0cm" fo:text-align="start" style:justify-single-word="false" fo:text-indent="1.27cm" style:auto-text-indent="false"/>
      <style:text-properties fo:color="#ed1c24" fo:font-size="10.5pt" fo:font-weight="normal" officeooo:rsid="001ef5f5" officeooo:paragraph-rsid="001ef5f5" style:font-size-asian="10.5pt" style:font-weight-asian="normal" style:font-size-complex="10.5pt" style:font-weight-complex="normal"/>
    </style:style>
    <style:style style:name="P20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fo:color="#ed1c24" fo:font-size="10.5pt" fo:font-weight="normal" officeooo:paragraph-rsid="001ef5f5" style:font-size-asian="10.5pt" style:font-weight-asian="normal" style:font-size-complex="10.5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Baskerville Old Face"/>
    </style:style>
    <style:style style:name="T3" style:family="text">
      <style:text-properties style:font-name="Baskerville Old Face" fo:font-size="14pt" style:font-size-asian="14pt" style:font-size-complex="14pt"/>
    </style:style>
    <style:style style:name="T4" style:family="text">
      <style:text-properties style:font-name="Baskerville Old Face" officeooo:rsid="001ef5f5"/>
    </style:style>
    <style:style style:name="T5" style:family="text">
      <style:text-properties style:font-name="Baskerville Old Face" fo:font-size="12pt" style:font-size-asian="12pt" style:font-size-complex="12pt"/>
    </style:style>
    <style:style style:name="T6" style:family="text">
      <style:text-properties style:font-name="Baskerville Old Face" fo:font-size="12pt" officeooo:rsid="001ef5f5" style:font-size-asian="12pt" style:font-size-complex="12pt"/>
    </style:style>
    <style:style style:name="T7" style:family="text">
      <style:text-properties style:text-line-through-style="none" style:text-line-through-type="none" style:font-name="Baskerville Old Face" officeooo:rsid="001ef5f5"/>
    </style:style>
    <style:style style:name="T8" style:family="text">
      <style:text-properties style:text-line-through-style="none" style:text-line-through-type="none" style:font-name="Baskerville Old Face" fo:font-size="12pt" officeooo:rsid="001ef5f5" style:font-size-asian="12pt" style:font-size-complex="12pt"/>
    </style:style>
    <style:style style:name="T9" style:family="text">
      <style:text-properties officeooo:rsid="001fe1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OTE:</text:p>
      <text:p text:style-name="P5">The following information is for your refernce. You need to design your own logic to identify primary key and foreign key (withn and across databases).</text:p>
      <text:p text:style-name="P5">Following results can be considered as a reference point. </text:p>
      <text:p text:style-name="P5">You might have to tweek data to establish a foreign key relation across databases. </text:p>
      <text:p text:style-name="P3"/>
      <text:p text:style-name="P3"/>
      <text:p text:style-name="P3">Primary Key References:</text:p>
      <text:p text:style-name="P1"/>
      <text:p text:style-name="P6"><text:tab/><text:tab/><text:span text:style-name="T1">domain <text:s text:c="16"/>table <text:s text:c="6"/>primary_key</text:span></text:p>
      <text:p text:style-name="P7"/>
      <text:p text:style-name="P8">0 <text:s text:c="9"/>route <text:s text:c="12"/>route.csv <text:s text:c="9"/>route_id</text:p>
      <text:p text:style-name="P8">1 <text:s text:c="9"/>route <text:s text:c="4"/>route_timings.csv <text:s text:c="9"/>route_no</text:p>
      <text:p text:style-name="P8">2 <text:s/>other details <text:s text:c="7"/>veh_device.csv <text:s text:c="7"/>vehicle_no</text:p>
      <text:p text:style-name="P8">3 <text:s/>other details <text:s text:c="7"/>veh_device.csv <text:s text:c="8"/>device_id</text:p>
      <text:p text:style-name="P8">4 <text:s/>other details <text:s text:c="3"/>ticket_details.csv <text:s text:c="3"/>ticket_type_id</text:p>
      <text:p text:style-name="P8">5 <text:s/>other details <text:s text:c="3"/>ticket_details.csv <text:s/>ticket_type_name</text:p>
      <text:p text:style-name="P8">6 <text:s/>other details <text:s/>schedule_details.csv <text:s text:c="6"/>schedule_no</text:p>
      <text:p text:style-name="P8">7 <text:s text:c="11"/>gis <text:s text:c="3"/>lat_long_stops.csv <text:s text:c="13"/>stop</text:p>
      <text:p text:style-name="P11">8 <text:s text:c="2"/>Ticket-sales <text:s text:c="5"/>ticket_chunk.csv <text:s text:c="3"/>gprs_ticket_id</text:p>
      <text:p text:style-name="P2"/>
      <text:p text:style-name="P2"/>
      <text:p text:style-name="P4">Direct-Foreign Key References:</text:p>
      <text:p text:style-name="P4"/>
      <text:p text:style-name="P10">route.route_stop_normalized.csv.route_no----&gt;route.route_timings.csv.route_no</text:p>
      <text:p text:style-name="P10"/>
      <text:p text:style-name="P9">other details.veh_device.csv.depot----&gt;other details.route_vehicle_details.csv.depot</text:p>
      <text:p text:style-name="P9"/>
      <text:p text:style-name="P9">other details.veh_device.csv.vehicle_no----&gt;other details.route_vehicle_details.csv.vehicle_no</text:p>
      <text:p text:style-name="P9"/>
      <text:p text:style-name="P12">other details.schedule_details.csv.schedule_no----&gt;other details.route_vehicle_details.csv.schedule_no</text:p>
      <text:p text:style-name="P12"/>
      <text:p text:style-name="P12"/>
      <text:p text:style-name="P12"/>
      <text:p text:style-name="P12"/>
      <text:p text:style-name="P12"/>
      <text:p text:style-name="P12"/>
      <text:p text:style-name="P14"><text:soft-page-break/><text:span text:style-name="T9">Foreign key relation can be represented as follows in your global and local schema document:</text:span></text:p>
      <text:p text:style-name="P13">other details.veh_device.csv.depot----&gt;other details.route_vehicle_details.csv.depot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6"><text:span text:style-name="T2">-relation</text:span></text:p>
            <text:p text:style-name="P16"><text:span text:style-name="T2"><text:tab/>-name</text:span></text:p>
            <text:p text:style-name="P16"><text:span text:style-name="T2"><text:tab/>-Entity 1</text:span></text:p>
            <text:p text:style-name="P16"><text:span text:style-name="T2"><text:tab/>-attribute-entity1</text:span></text:p>
            <text:p text:style-name="P16"><text:span text:style-name="T2"><text:tab/>-data source 1</text:span></text:p>
            <text:p text:style-name="P16"><text:span text:style-name="T2"><text:tab/>-Entity 2</text:span></text:p>
            <text:p text:style-name="P16"><text:span text:style-name="T2"><text:tab/>-attribute-entity2</text:span></text:p>
            <text:p text:style-name="P17"><text:span text:style-name="T2"><text:tab/>-data source 2</text:span></text:p>
          </table:table-cell>
          <table:table-cell table:style-name="Table1.B1" office:value-type="string">
            <text:p text:style-name="P20"><text:span text:style-name="T2">relation</text:span></text:p>
            <text:p text:style-name="P18"><text:span text:style-name="T7">fk_</text:span><text:span text:style-name="T8">name_any</text:span></text:p>
            <text:p text:style-name="P18"><text:span text:style-name="T4">veh_device</text:span></text:p>
            <text:p text:style-name="P18"><text:span text:style-name="T4">depot</text:span></text:p>
            <text:p text:style-name="P19"><text:span text:style-name="T2">other details</text:span></text:p>
            <text:p text:style-name="P18"><text:span text:style-name="T5">route_vehicle_details</text:span></text:p>
            <text:p text:style-name="P18"><text:span text:style-name="T4">depot</text:span></text:p>
            <text:p text:style-name="P18"><text:span text:style-name="T6">other details</text:span></text:p>
          </table:table-cell>
        </table:table-row>
      </table:table>
      <text:p text:style-name="P4"/>
      <text:p text:style-name="P1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askerville Old Face" svg:font-family="'Baskerville Old Fac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1T10:52:45.427337850</meta:creation-date>
    <dc:date>2022-03-31T11:10:20.898924858</dc:date>
    <meta:editing-duration>PT17M45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2" meta:paragraph-count="38" meta:word-count="156" meta:character-count="1624" meta:non-whitespace-character-count="1338"/>
  </office:meta>
</office:document-meta>
</file>